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18b0c1" officeooo:paragraph-rsid="0018b0c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4/25</text:p>
      <text:p text:style-name="P1"/>
      <text:p text:style-name="P1">In python, private variables and not truely hidden, it is just that they are name mangled and if you try to access the name mangled name of private variable then you can access the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5-04-21T16:06:14.973549367</dc:date>
    <meta:editing-duration>PT2H2M</meta:editing-duration>
    <meta:editing-cycles>1</meta:editing-cycles>
    <meta:document-statistic meta:table-count="0" meta:image-count="0" meta:object-count="0" meta:page-count="1" meta:paragraph-count="2" meta:word-count="35" meta:character-count="189" meta:non-whitespace-character-count="156"/>
    <meta:generator>LibreOffice/6.4.7.2$Linux_X86_64 LibreOffice_project/40$Build-2</meta:generator>
  </office:meta>
</office:document-meta>
</file>